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9431.71" calcext:value-type="float">
            <text:p>9431.71</text:p>
          </table:table-cell>
          <table:table-cell office:value-type="float" office:value="1" calcext:value-type="float">
            <text:p>1</text:p>
          </table:table-cell>
          <table:table-cell office:value-type="float" office:value="67845" calcext:value-type="float">
            <text:p>67845</text:p>
          </table:table-cell>
          <table:table-cell office:value-type="float" office:value="10.811" calcext:value-type="float">
            <text:p>10.811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0.068" calcext:value-type="float">
            <text:p>10.06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78" calcext:value-type="float">
            <text:p>0.239878</text:p>
          </table:table-cell>
          <table:table-cell office:value-type="float" office:value="0.238961" calcext:value-type="float">
            <text:p>0.238961</text:p>
          </table:table-cell>
          <table:table-cell office:value-type="float" office:value="0.241047" calcext:value-type="float">
            <text:p>0.241047</text:p>
          </table:table-cell>
          <table:table-cell office:value-type="float" office:value="0.236863" calcext:value-type="float">
            <text:p>0.236863</text:p>
          </table:table-cell>
          <table:table-cell office:value-type="float" office:value="0.235517" calcext:value-type="float">
            <text:p>0.235517</text:p>
          </table:table-cell>
          <table:table-cell office:value-type="float" office:value="0.237841" calcext:value-type="float">
            <text:p>0.237841</text:p>
          </table:table-cell>
          <table:table-cell office:value-type="float" office:value="0.431294" calcext:value-type="float">
            <text:p>0.431294</text:p>
          </table:table-cell>
          <table:table-cell office:value-type="float" office:value="0.428599" calcext:value-type="float">
            <text:p>0.428599</text:p>
          </table:table-cell>
          <table:table-cell office:value-type="float" office:value="0.43427" calcext:value-type="float">
            <text:p>0.43427</text:p>
          </table:table-cell>
          <table:table-cell office:value-type="float" office:value="0.425885" calcext:value-type="float">
            <text:p>0.425885</text:p>
          </table:table-cell>
          <table:table-cell office:value-type="float" office:value="0.423246" calcext:value-type="float">
            <text:p>0.423246</text:p>
          </table:table-cell>
          <table:table-cell office:value-type="float" office:value="0.428354" calcext:value-type="float">
            <text:p>0.428354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8.26707" calcext:value-type="float">
            <text:p>8.26707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  <table:table-row table:style-name="ro1">
          <table:table-cell office:value-type="float" office:value="6.89371" calcext:value-type="float">
            <text:p>6.893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4" calcext:value-type="float">
            <text:p>5.406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6" calcext:value-type="float">
            <text:p>4.617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2" calcext:value-type="float">
            <text:p>5.02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1:25:25.856383286</meta:creation-date>
    <dc:date>2023-01-04T21:51:37.892338742</dc:date>
    <meta:editing-duration>PT1M8S</meta:editing-duration>
    <meta:editing-cycles>2</meta:editing-cycles>
    <meta:generator>LibreOffice/7.3.7.2$Linux_AARCH64 LibreOffice_project/30$Build-2</meta:generator>
    <meta:document-statistic meta:table-count="1" meta:cell-count="270" meta:object-count="0"/>
  </office:meta>
</office:document-meta>
</file>